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d4635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2"> </text:span></text:span><text:span text:style-name="Strong_20_Emphasis"><text:span text:style-name="T261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7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9" draw:name="Gberuikersnaam 3" draw:style-name="gr2" draw:text-style-name="P97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7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7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7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1933556904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3" draw:name="Vorm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4" draw:name="Vorm 6" draw:style-name="gr1" draw:text-style-name="P9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21511355375941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6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5" draw:name="Vorm13" draw:style-name="gr1" draw:text-style-name="P96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6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21511653095939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21512412340641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5" draw:name="Vorm36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6" draw:name="Vorm36_ 2" draw:style-name="gr1" draw:text-style-name="P96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.</text:span></text:span></text:p>
      <text:p text:style-name="P95"><text:a xlink:type="simple" xlink:href="https://creativecommons.org/publicdomain/zero/1.0/deed.nl" text:style-name="Internet_20_link" text:visited-style-name="Visited_20_Internet_20_Link"><text:span text:style-name="Emphasis"><text:span text:style-name="T259">CC0 1.0 Universeel</text:span></text:span></text:a><text:span text:style-name="Emphasis"><text:span text:style-name="T260"> </text:span></text:span><text:span text:style-name="Emphasis"><text:span text:style-name="T263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/text:span><text:span text:style-name="Emphasis"><text:span text:style-name="T274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23T12:15:10.116892587">23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5:09.967174265</dc:date>
    <meta:keyword>Installatie</meta:keyword>
    <meta:keyword>Checklist</meta:keyword>
    <meta:keyword>Linux</meta:keyword>
    <meta:editing-cycles>6962</meta:editing-cycles>
    <meta:editing-duration>P12DT8H54M12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77" meta:character-count="3343" meta:non-whitespace-character-count="2897"/>
    <meta:user-defined meta:name="Info 1"/>
    <meta:user-defined meta:name="Info 2"/>
    <meta:user-defined meta:name="Info 3"/>
    <meta:user-defined meta:name="Info 4"/>
  </office:meta>
</office:document-meta>
</file>